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C000000945DA6AFA993B841C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style:tab-stops>
          <style:tab-stop style:position="11.007cm"/>
        </style:tab-stops>
      </style:paragraph-properties>
    </style:style>
    <style:style style:name="P2" style:family="paragraph" style:parent-style-name="Header">
      <style:text-properties style:font-name="Arial" fo:font-size="12pt" fo:font-weight="bold" style:font-size-asian="12pt" style:font-weight-asian="bold" style:font-name-complex="Arial" style:font-size-complex="12pt"/>
    </style:style>
    <style:style style:name="P3" style:family="paragraph" style:parent-style-name="Header">
      <style:text-properties style:font-name="Arial" fo:font-size="12pt" style:font-size-asian="12pt" style:font-name-complex="Arial" style:font-size-complex="12pt"/>
    </style:style>
    <style:style style:name="P4" style:family="paragraph" style:parent-style-name="Header">
      <style:paragraph-properties fo:margin-top="0cm" fo:margin-bottom="0.011cm" loext:contextual-spacing="false"/>
      <style:text-properties fo:font-size="8pt" style:font-size-asian="8pt" style:font-name-complex="Calibri" style:font-size-complex="8pt"/>
    </style:style>
    <style:style style:name="P5" style:family="paragraph" style:parent-style-name="Header">
      <style:paragraph-properties fo:margin-top="0cm" fo:margin-bottom="0.011cm" loext:contextual-spacing="false" fo:text-align="center" style:justify-single-word="false"/>
      <style:text-properties fo:font-size="8pt" style:font-size-asian="8pt" style:font-name-complex="Calibri" style:font-size-complex="8pt"/>
    </style:style>
    <style:style style:name="P6" style:family="paragraph" style:parent-style-name="Header">
      <style:paragraph-properties fo:margin-top="0cm" fo:margin-bottom="0.011cm" loext:contextual-spacing="false" fo:text-align="center" style:justify-single-word="false"/>
    </style:style>
    <style:style style:name="P7" style:family="paragraph" style:parent-style-name="Standard">
      <style:paragraph-properties fo:margin-top="0cm" fo:margin-bottom="0.011cm" loext:contextual-spacing="false"/>
      <style:text-properties fo:font-size="8pt" style:font-size-asian="8pt" style:font-name-complex="Calibri" style:font-size-complex="8pt"/>
    </style:style>
    <style:style style:name="P8" style:family="paragraph" style:parent-style-name="Footer">
      <style:text-properties fo:font-size="10pt" style:font-size-asian="10pt" style:font-size-complex="10pt"/>
    </style:style>
    <style:style style:name="P9" style:family="paragraph" style:parent-style-name="Footer">
      <style:paragraph-properties fo:text-align="end" style:justify-single-word="false"/>
    </style:style>
    <style:style style:name="P10" style:family="paragraph" style:parent-style-name="Header">
      <style:text-properties officeooo:paragraph-rsid="000cc590"/>
    </style:style>
    <style:style style:name="P11" style:family="paragraph" style:parent-style-name="Header">
      <style:text-properties style:use-window-font-color="true" style:font-name="Arial" fo:font-size="12pt" fo:language="en" fo:country="PH" officeooo:rsid="002d5565" officeooo:paragraph-rsid="002d5565" style:font-name-asian="MS Mincho" style:font-size-asian="12pt" style:font-name-complex="Arial" style:font-size-complex="12pt" style:language-complex="ar" style:country-complex="SA"/>
    </style:style>
    <style:style style:name="P12" style:family="paragraph" style:parent-style-name="Header"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4pt"/>
    </style:style>
    <style:style style:name="T1" style:family="text">
      <style:text-properties fo:font-size="8pt" style:font-name-asian="Calibri" style:font-size-asian="8pt" style:font-name-complex="Calibri" style:font-size-complex="8pt"/>
    </style:style>
    <style:style style:name="T2" style:family="text">
      <style:text-properties fo:font-size="8pt" style:font-size-asian="8pt" style:font-name-complex="Calibri" style:font-size-complex="8pt"/>
    </style:style>
    <style:style style:name="T3" style:family="text">
      <style:text-properties fo:font-size="8pt" style:font-name-asian="PMingLiU" style:font-size-asian="8pt" style:language-asian="zh" style:country-asian="TW" style:font-name-complex="Calibri" style:font-size-complex="8pt"/>
    </style:style>
    <style:style style:name="T4" style:family="text">
      <style:text-properties fo:language="none" fo:country="none" style:font-name-asian="Calibri" style:language-asian="none" style:country-asian="none" style:font-name-complex="Calibri"/>
    </style:style>
    <style:style style:name="T5" style:family="text">
      <style:text-properties style:font-name="Arial" fo:font-size="12pt" style:font-size-asian="12pt" style:font-name-complex="Arial" style:font-size-complex="12pt"/>
    </style:style>
    <style:style style:name="T6" style:family="text">
      <style:text-properties style:font-name="Arial" fo:font-size="12pt" officeooo:rsid="000e6d22" style:font-size-asian="12pt" style:font-name-complex="Arial" style:font-size-complex="12pt"/>
    </style:style>
    <style:style style:name="T7" style:family="text">
      <style:text-properties style:font-name="Arial" fo:font-size="12pt" officeooo:rsid="0010ea66" style:font-size-asian="12pt" style:font-name-complex="Arial" style:font-size-complex="12pt"/>
    </style:style>
    <style:style style:name="T8" style:family="text">
      <style:text-properties style:font-name="Arial" fo:font-size="12pt" officeooo:rsid="0012ca69" style:font-size-asian="12pt" style:font-name-complex="Arial" style:font-size-complex="12pt"/>
    </style:style>
    <style:style style:name="T9" style:family="text">
      <style:text-properties style:font-name="Arial" fo:font-size="12pt" officeooo:rsid="001331f3" style:font-size-asian="12pt" style:font-name-complex="Arial" style:font-size-complex="12pt"/>
    </style:style>
    <style:style style:name="T10" style:family="text">
      <style:text-properties style:font-name="Arial" fo:font-size="12pt" officeooo:rsid="0015deba" style:font-size-asian="12pt" style:font-name-complex="Arial" style:font-size-complex="12pt"/>
    </style:style>
    <style:style style:name="T11" style:family="text">
      <style:text-properties style:font-name="Arial" fo:font-size="12pt" officeooo:rsid="001c32cb" style:font-size-asian="12pt" style:font-name-complex="Arial" style:font-size-complex="12pt"/>
    </style:style>
    <style:style style:name="T12" style:family="text">
      <style:text-properties style:font-name="Arial" fo:font-size="12pt" officeooo:rsid="001dd250" style:font-size-asian="12pt" style:font-name-complex="Arial" style:font-size-complex="12pt"/>
    </style:style>
    <style:style style:name="T13" style:family="text">
      <style:text-properties style:font-name="Arial" fo:font-size="12pt" officeooo:rsid="0025f10e" style:font-size-asian="12pt" style:font-name-complex="Arial" style:font-size-complex="12pt"/>
    </style:style>
    <style:style style:name="T14" style:family="text">
      <style:text-properties style:font-name="Arial" fo:font-size="12pt" officeooo:rsid="002b27f1" style:font-size-asian="12pt" style:font-name-complex="Arial" style:font-size-complex="12pt"/>
    </style:style>
    <style:style style:name="T15" style:family="text">
      <style:text-properties style:font-name="Arial" fo:font-size="12pt" officeooo:rsid="002d9bf5" style:font-size-asian="12pt" style:font-name-complex="Arial" style:font-size-complex="12pt"/>
    </style:style>
    <style:style style:name="T16" style:family="text">
      <style:text-properties style:font-name="Arial" fo:font-size="12pt" fo:font-weight="bold" style:font-size-asian="12pt" style:font-weight-asian="bold" style:font-name-complex="Arial" style:font-size-complex="12pt"/>
    </style:style>
    <style:style style:name="T17" style:family="text">
      <style:text-properties style:font-name="Arial" fo:font-size="12pt" fo:font-weight="bold" officeooo:rsid="002b27f1" style:font-size-asian="12pt" style:font-weight-asian="bold" style:font-name-complex="Arial" style:font-size-complex="12pt"/>
    </style:style>
    <style:style style:name="T18" style:family="text">
      <style:text-properties style:use-window-font-color="true" style:font-name="Arial" fo:font-size="12pt" fo:language="en" fo:country="PH" officeooo:rsid="00101d61" style:font-name-asian="MS Mincho" style:font-size-asian="12pt" style:font-name-complex="Arial" style:font-size-complex="12pt" style:language-complex="ar" style:country-complex="SA"/>
    </style:style>
    <style:style style:name="T19" style:family="text">
      <style:text-properties style:use-window-font-color="true" style:font-name="Arial" fo:font-size="12pt" fo:language="en" fo:country="PH" officeooo:rsid="0012ca69" style:font-name-asian="MS Mincho" style:font-size-asian="12pt" style:font-name-complex="Arial" style:font-size-complex="12pt" style:language-complex="ar" style:country-complex="SA"/>
    </style:style>
    <style:style style:name="T20" style:family="text">
      <style:text-properties style:use-window-font-color="true" style:font-name="Arial" fo:font-size="12pt" fo:language="en" fo:country="PH" officeooo:rsid="0016f807" style:font-name-asian="MS Mincho" style:font-size-asian="12pt" style:font-name-complex="Arial" style:font-size-complex="12pt" style:language-complex="ar" style:country-complex="SA"/>
    </style:style>
    <style:style style:name="T21" style:family="text">
      <style:text-properties style:use-window-font-color="true" style:font-name="Arial" fo:font-size="12pt" fo:language="en" fo:country="PH" officeooo:rsid="001dd250" style:font-name-asian="MS Mincho" style:font-size-asian="12pt" style:font-name-complex="Arial" style:font-size-complex="12pt" style:language-complex="ar" style:country-complex="SA"/>
    </style:style>
    <style:style style:name="T22" style:family="text">
      <style:text-properties style:use-window-font-color="true" style:font-name="Arial" fo:font-size="12pt" fo:language="en" fo:country="PH" officeooo:rsid="001f9714" style:font-name-asian="MS Mincho" style:font-size-asian="12pt" style:font-name-complex="Arial" style:font-size-complex="12pt" style:language-complex="ar" style:country-complex="SA"/>
    </style:style>
    <style:style style:name="T23" style:family="text">
      <style:text-properties style:use-window-font-color="true" style:font-name="Arial" fo:font-size="12pt" fo:language="en" fo:country="PH" officeooo:rsid="0021d37f" style:font-name-asian="MS Mincho" style:font-size-asian="12pt" style:font-name-complex="Arial" style:font-size-complex="12pt" style:language-complex="ar" style:country-complex="SA"/>
    </style:style>
    <style:style style:name="T24" style:family="text">
      <style:text-properties style:use-window-font-color="true" style:font-name="Arial" fo:font-size="12pt" fo:language="en" fo:country="PH" officeooo:rsid="0022974c" style:font-name-asian="MS Mincho" style:font-size-asian="12pt" style:font-name-complex="Arial" style:font-size-complex="12pt" style:language-complex="ar" style:country-complex="SA"/>
    </style:style>
    <style:style style:name="T25" style:family="text">
      <style:text-properties style:use-window-font-color="true" style:font-name="Arial" fo:font-size="12pt" fo:language="en" fo:country="PH" officeooo:rsid="002b27f1" style:font-name-asian="MS Mincho" style:font-size-asian="12pt" style:font-name-complex="Arial" style:font-size-complex="12pt" style:language-complex="ar" style:country-complex="SA"/>
    </style:style>
    <style:style style:name="T26" style:family="text">
      <style:text-properties style:use-window-font-color="true" style:font-name="Arial" fo:font-size="12pt" fo:language="en" fo:country="PH" officeooo:rsid="002d5565" style:font-name-asian="MS Mincho" style:font-size-asian="12pt" style:font-name-complex="Arial" style:font-size-complex="12pt" style:language-complex="ar" style:country-complex="SA"/>
    </style:style>
    <style:style style:name="T27" style:family="text">
      <style:text-properties style:use-window-font-color="true" style:font-name="Arial" fo:font-size="12pt" fo:language="en" fo:country="PH" fo:font-weight="bold" officeooo:rsid="002b27f1" style:font-name-asian="MS Mincho" style:font-size-asian="12pt" style:font-weight-asian="bold" style:font-name-complex="Arial" style:font-size-complex="12pt" style:language-complex="ar" style:country-complex="SA"/>
    </style:style>
    <style:style style:name="T28" style:family="text">
      <style:text-properties officeooo:rsid="002863c9"/>
    </style:style>
    <style:style style:name="T29" style:family="text">
      <style:text-properties officeooo:rsid="002b27f1"/>
    </style:style>
    <style:style style:name="T30" style:family="text">
      <style:text-properties officeooo:rsid="002c59a1"/>
    </style:style>
    <style:style style:name="T31" style:family="text">
      <style:text-properties officeooo:rsid="002d5565"/>
    </style:style>
    <style:style style:name="T32" style:family="text">
      <style:text-properties fo:font-size="10pt" style:font-size-asian="10pt" style:font-size-complex="10pt"/>
    </style:style>
    <style:style style:name="T33" style:family="text">
      <style:text-properties fo:font-size="10pt" officeooo:rsid="002d5565" style:font-size-asian="10pt" style:font-size-complex="10pt"/>
    </style:style>
    <style:style style:name="fr1" style:family="graphic" style:parent-style-name="Frame">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left="0.256cm" fo:padding-right="0.256cm" fo:padding-top="0.129cm" fo:padding-bottom="0.129cm" fo:border="none"/>
    </style:style>
    <style:style style:name="fr2"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USBONG Education Training Course Guide</text:p>
      <text:p text:style-name="P2"/>
      <text:p text:style-name="P10"><text:span text:style-name="T16">Health Accounting: </text:span><text:bookmark-start text:name="__DdeLink__289_198801813"/><text:span text:style-name="T16">Basic in </text:span><text:bookmark-end text:name="__DdeLink__289_198801813"/><text:span text:style-name="T27">LibreOffice Calc</text:span></text:p>
      <text:p text:style-name="P2"/>
      <text:p text:style-name="Header"><text:span text:style-name="T5">Course Number: Usbong488</text:span><text:span text:style-name="T25">BasicLibreOfficeCalc</text:span><text:span text:style-name="T5">2</text:span></text:p>
      <text:p text:style-name="P3">Period: 5 Days; 1 Hour per Day</text:p>
      <text:p text:style-name="P3">Form: Lecture + Practice</text:p>
      <text:p text:style-name="P3"/>
      <text:p text:style-name="P2">Course Description:</text:p>
      <text:p text:style-name="Header"><text:span text:style-name="T5">In this training course, we learn to apply knowledge in computer programming by writing instructions for the computer to execute. Our objective is to automate routine, monotonous tasks using the computer. In this case, we learn to use the Basic computer language as a tool to computer programming in the </text:span><text:span text:style-name="T14">LibreOffice Calc </text:span><text:span text:style-name="T5">environment </text:span><text:span text:style-name="T6">as applied in </text:span><text:span text:style-name="T18">H</text:span><text:span text:style-name="T6">ealth </text:span><text:span text:style-name="T18">A</text:span><text:span text:style-name="T6">ccounting</text:span><text:span text:style-name="T5">. </text:span></text:p>
      <text:p text:style-name="P3"/>
      <text:p text:style-name="P2">Target Participants:</text:p>
      <text:p text:style-name="P3">Medical Secretaries</text:p>
      <text:p text:style-name="P3">Health Workers</text:p>
      <text:p text:style-name="P3"/>
      <text:p text:style-name="P2">Prerequisites:</text:p>
      <text:p text:style-name="P3">Knowledge of Computer Navigation</text:p>
      <text:p text:style-name="P3">Knowledge of Computer Programming</text:p>
      <text:p text:style-name="P3">Knowledge of Basic in <text:span text:style-name="T29">LibreOffice Calc</text:span></text:p>
      <text:p text:style-name="P3"/>
      <text:p text:style-name="P2">Course Content:</text:p>
      <text:p text:style-name="P3">Basic in <text:span text:style-name="T30">LibreOffice Calc</text:span></text:p>
      <text:p text:style-name="Header"><text:span text:style-name="T5">Application of Core Concepts </text:span><text:span text:style-name="T7">in Health Accounting</text:span><text:span text:style-name="T5">: </text:span></text:p>
      <text:p text:style-name="P3">1) Macro/Subroutines: <text:span text:style-name="T28">Add</text:span></text:p>
      <text:p text:style-name="Header"><text:span text:style-name="T5">2) File: </text:span><text:span text:style-name="T20">Read </text:span><text:span text:style-name="T21">As Input</text:span></text:p>
      <text:p text:style-name="Header"><text:span text:style-name="T5">3) </text:span><text:span text:style-name="T11">File: Write </text:span><text:span text:style-name="T12">As Output</text:span></text:p>
      <text:p text:style-name="Header"><text:span text:style-name="T5">4) </text:span><text:span text:style-name="T22">Loops</text:span><text:span text:style-name="T5">: Set Value </text:span><text:span text:style-name="T13">&amp; </text:span><text:span text:style-name="T5">Format</text:span></text:p>
      <text:p text:style-name="Header"><text:span text:style-name="T5">5) </text:span><text:bookmark-start text:name="__DdeLink__131_2899775926"/><text:span text:style-name="T23">Loops</text:span><text:span text:style-name="T5">: </text:span><text:span text:style-name="T23">Identify &amp; Classify</text:span><text:bookmark-end text:name="__DdeLink__131_2899775926"/></text:p>
      <text:p text:style-name="Header"><text:span text:style-name="T5">6) </text:span><text:span text:style-name="T24">Loops: Auto-compute</text:span></text:p>
      <text:p text:style-name="P3"/>
      <text:p text:style-name="P2">Technologies:</text:p>
      <text:p text:style-name="P3">Microsoft Windows/<text:span text:style-name="T31">Ubuntu Linux</text:span></text:p>
      <text:p text:style-name="P11">LibreOffice Calc</text:p>
      <text:p text:style-name="P3">Basic</text:p>
      <text:p text:style-name="P3"/>
      <text:p text:style-name="P2">After completing this training course, the participant can do the following:</text:p>
      <text:p text:style-name="Header"><text:span text:style-name="T5">Apply Computer Automation </text:span><text:span text:style-name="T19">using </text:span><text:span text:style-name="T26">Basic LibreOffice Calc </text:span><text:span text:style-name="T8">in </text:span><text:span text:style-name="T9">the context of </text:span><text:span text:style-name="T8">Health Accounting</text:span></text:p>
      <text:p text:style-name="P3"/>
      <text:p text:style-name="P2">Reference:</text:p>
      <text:p text:style-name="Header"><text:span text:style-name="T5">1) Microsoft. (2019). “Getting Started with VBA in Office”. </text:span><text:bookmark-start text:name="__DdeLink__223_2014624503"/><text:a xlink:type="simple" xlink:href="https://docs.microsoft.com/en-us/office/vba/library-reference/concepts/getting-started-with-vba-in-office" text:style-name="Internet_20_link" text:visited-style-name="Visited_20_Internet_20_Link"><text:span text:style-name="Internet_20_link"><text:span text:style-name="T5">https://docs.microsoft.com/en-us/office/vba/library-reference/concepts/getting-started-with-vba-in-office</text:span></text:span></text:a><text:bookmark-end text:name="__DdeLink__223_2014624503"/><text:span text:style-name="T5">; last accessed: 20200</text:span><text:span text:style-name="T10">7</text:span><text:span text:style-name="T15">3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PH"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PH" style:font-name-asian="MS Mincho" style:font-family-asian="'MS Mincho', 'ＭＳ 明朝'" style:font-family-generic-asian="modern"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language="none" fo:country="none" fo:font-weight="bold" style:font-name-asian="SimSun" style:font-family-asian="SimSun, 宋体"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TOC_20_Heading" style:display-name="TOC Heading" style:family="paragraph" style:parent-style-name="Heading_20_1" style:next-style-name="Standard" style:default-outline-level="" style:list-style-name="">
      <style:text-properties fo:language="en" fo:country="US"/>
    </style:style>
    <style:style style:name="Contents_20_1" style:display-name="Contents 1" style:family="paragraph" style:parent-style-name="Standard" style:next-style-name="Standard" style:class="index">
      <style:paragraph-properties fo:margin-top="0cm" fo:margin-bottom="0cm" loext:contextual-spacing="false" fo:line-height="100%"/>
    </style:style>
    <style:style style:name="Contents_20_2" style:display-name="Contents 2" style:family="paragraph" style:parent-style-name="Standard" style:next-style-name="Standard" style:class="index">
      <style:paragraph-properties fo:margin-left="0.635cm" fo:margin-right="5.08cm" fo:margin-top="0cm" fo:margin-bottom="0cm" loext:contextual-spacing="false" fo:line-height="100%" fo:text-indent="0cm" style:auto-text-indent="false"/>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PH" style:font-name-asian="MS Mincho" style:font-family-asian="'MS Mincho', 'ＭＳ 明朝'" style:font-family-generic-asian="modern" style:font-size-asian="12pt" style:language-asian="zh" style:country-asian="CN"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4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Courier New" style:font-family-complex="'Courier New'" style:font-family-generic-complex="modern"/>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text-properties fo:color="#365f91" style:font-name="Cambria" fo:font-family="Cambria" style:font-family-generic="roman"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text-properties fo:color="#0000ff" style:text-underline-style="solid" style:text-underline-width="auto" style:text-underline-color="font-color"/>
    </style:style>
    <style:style style:name="apple-style-span" style:family="text" style:parent-style-name="Default_20_Paragraph_20_Font"/>
    <style:style style:name="goog-inline-block" style:family="text" style:parent-style-name="Default_20_Paragraph_20_Font"/>
    <style:style style:name="kix-wordhtmlgenerator-word-node"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8Num3z1"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1.007cm"/>
        </style:tab-stops>
      </style:paragraph-properties>
    </style:style>
    <style:style style:name="MP2" style:family="paragraph" style:parent-style-name="Header">
      <style:paragraph-properties fo:margin-top="0cm" fo:margin-bottom="0.011cm" loext:contextual-spacing="false" fo:text-align="center" style:justify-single-word="false"/>
      <style:text-properties fo:font-size="8pt" style:font-size-asian="8pt" style:font-name-complex="Calibri" style:font-size-complex="8pt"/>
    </style:style>
    <style:style style:name="MP3" style:family="paragraph" style:parent-style-name="Header">
      <style:paragraph-properties fo:margin-top="0cm" fo:margin-bottom="0.011cm" loext:contextual-spacing="false" fo:text-align="center" style:justify-single-word="false"/>
    </style:style>
    <style:style style:name="MP4" style:family="paragraph" style:parent-style-name="Header">
      <style:paragraph-properties fo:margin-top="0cm" fo:margin-bottom="0.011cm" loext:contextual-spacing="false"/>
      <style:text-properties fo:font-size="8pt" style:font-size-asian="8pt" style:font-name-complex="Calibri" style:font-size-complex="8pt"/>
    </style:style>
    <style:style style:name="MP5" style:family="paragraph" style:parent-style-name="Standard">
      <style:paragraph-properties fo:margin-top="0cm" fo:margin-bottom="0.011cm" loext:contextual-spacing="false"/>
      <style:text-properties fo:font-size="8pt" style:font-size-asian="8pt" style:font-name-complex="Calibri" style:font-size-complex="8pt"/>
    </style:style>
    <style:style style:name="MP6" style:family="paragraph" style:parent-style-name="Footer">
      <style:paragraph-properties fo:text-align="end" style:justify-single-word="false"/>
    </style:style>
    <style:style style:name="MP7" style:family="paragraph" style:parent-style-name="Footer">
      <style:text-properties fo:font-size="10pt" style:font-size-asian="10pt" style:font-size-complex="10pt"/>
    </style:style>
    <style:style style:name="MT1" style:family="text">
      <style:text-properties fo:font-size="8pt" style:font-name-asian="Calibri" style:font-size-asian="8pt" style:font-name-complex="Calibri" style:font-size-complex="8pt"/>
    </style:style>
    <style:style style:name="MT2" style:family="text">
      <style:text-properties fo:font-size="8pt" style:font-size-asian="8pt" style:font-name-complex="Calibri" style:font-size-complex="8pt"/>
    </style:style>
    <style:style style:name="MT3" style:family="text">
      <style:text-properties fo:font-size="8pt" style:font-name-asian="PMingLiU" style:font-size-asian="8pt" style:language-asian="zh" style:country-asian="TW" style:font-name-complex="Calibri" style:font-size-complex="8pt"/>
    </style:style>
    <style:style style:name="MT4" style:family="text">
      <style:text-properties fo:language="none" fo:country="none" style:font-name-asian="Calibri" style:language-asian="none" style:country-asian="none" style:font-name-complex="Calibri"/>
    </style:style>
    <style:style style:name="MT5" style:family="text">
      <style:text-properties fo:font-size="10pt" style:font-size-asian="10pt" style:font-size-complex="10pt"/>
    </style:style>
    <style:style style:name="MT6" style:family="text">
      <style:text-properties fo:font-size="10pt" officeooo:rsid="002d5565" style:font-size-asian="10pt" style:font-size-complex="10pt"/>
    </style:style>
    <style:style style:name="Mfr1"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left="0.256cm" fo:padding-right="0.256cm" fo:padding-top="0.129cm" fo:padding-bottom="0.129cm" fo:border="none"/>
    </style:style>
    <style:page-layout style:name="Mpm1">
      <style:page-layout-properties fo:page-width="21.59cm" fo:page-height="27.94cm" style:num-format="1" style:print-orientation="portrait" fo:margin-top="2.032cm" fo:margin-bottom="0.508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762cm" fo:margin-left="0cm" fo:margin-right="0cm" fo:margin-top="0.663cm" style:dynamic-spacing="true"/>
      </style:footer-style>
    </style:page-layout>
  </office:automatic-styles>
  <office:master-styles>
    <style:master-page style:name="Standard" style:page-layout-name="Mpm1">
      <style:header>
        <text:p text:style-name="MP1"><draw:frame draw:style-name="Mfr1" draw:name="Picture 1" text:anchor-type="char" svg:x="4.445cm" svg:y="-1.688cm" svg:width="7.091cm" svg:height="1.931cm" draw:z-index="1"><draw:image xlink:href="Pictures/100002010000021C000000945DA6AFA993B841CF.png" xlink:type="simple" xlink:show="embed" xlink:actuate="onLoad" loext:mime-type="image/png"/></draw:frame><draw:frame draw:style-name="Mfr2" draw:name="Frame1" text:anchor-type="char" svg:x="12.383cm" svg:y="-1.741cm" svg:width="6.853cm" svg:height="2.381cm" draw:z-index="0"><draw:text-box><text:p text:style-name="MP2">Usbong Social Systems, Inc.</text:p><text:p text:style-name="MP2">#2 E. Manalo (formerly, E. Rodriguez) Ave.,</text:p><text:p text:style-name="MP3"><text:span text:style-name="MT1"><text:s/></text:span><text:span text:style-name="MT2">Sto. Ni</text:span><text:span text:style-name="MT3">ño, Marikina City, 1820, Philippines</text:span></text:p><text:p text:style-name="MP2">EMAIL: support (at) usbong (dot) ph</text:p><text:p text:style-name="MP3"><text:span text:style-name="MT2">URL: </text:span><text:a xlink:type="simple" xlink:href="http://www.usbong.ph/" text:style-name="Internet_20_link" text:visited-style-name="Visited_20_Internet_20_Link"><text:span text:style-name="Internet_20_link"><text:span text:style-name="MT2">www.usbong.ph</text:span></text:span></text:a></text:p><text:p text:style-name="MP2"/><text:p text:style-name="MP4"/><text:p text:style-name="MP2"/><text:p text:style-name="MP5"/></draw:text-box></draw:frame><text:span text:style-name="MT4"><text:s/></text:span><text:tab/></text:p>
      </style:header>
      <style:footer>
        <text:p text:style-name="MP6"><text:span text:style-name="MT5">Last Updated: 202007</text:span><text:span text:style-name="MT6">31</text:span></text:p>
        <text:p text:style-name="MP7"/>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Bedofre</meta:initial-creator>
    <meta:creation-date>2020-06-11T15:08:00</meta:creation-date>
    <dc:date>2020-07-31T13:28:34.270691876</dc:date>
    <meta:print-date>2020-06-11T15:07:00</meta:print-date>
    <meta:editing-cycles>100</meta:editing-cycles>
    <meta:editing-duration>PT3H1M1S</meta:editing-duration>
    <meta:generator>LibreOffice/6.4.3.2$Linux_X86_64 LibreOffice_project/40$Build-2</meta:generator>
    <meta:document-statistic meta:table-count="0" meta:image-count="1" meta:object-count="0" meta:page-count="1" meta:paragraph-count="38" meta:word-count="219" meta:character-count="1598" meta:non-whitespace-character-count="1411"/>
  </office:meta>
</office:document-meta>
</file>